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73737" style:font-name="inherit" fo:font-size="11.25pt" fo:letter-spacing="normal" fo:font-style="normal" fo:font-weight="normal" loext:padding="0cm" loext:border="none"/>
    </style:style>
    <style:style style:name="P2" style:family="paragraph" style:parent-style-name="Text_20_body" style:list-style-name="L1">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373737" style:font-name="inherit" fo:font-size="11.25pt" fo:letter-spacing="normal" fo:font-style="normal" fo:font-weight="normal"/>
    </style:style>
    <style:style style:name="P3" style:family="paragraph" style:parent-style-name="Text_20_body">
      <style:paragraph-properties fo:margin-left="0cm" fo:margin-right="0cm" fo:margin-top="0cm" fo:margin-bottom="0cm" loext:contextual-spacing="false" fo:orphans="2" fo:widows="2" fo:text-indent="0cm" style:auto-text-indent="false" fo:padding="0cm" fo:border="none"/>
      <style:text-properties fo:font-variant="normal" fo:text-transform="none" fo:color="#373737" style:font-name="Helvetica Neue" fo:font-size="11.25pt" fo:letter-spacing="normal" fo:font-style="normal" fo:font-weight="normal"/>
    </style:style>
    <style:style style:name="P4" style:family="paragraph" style:parent-style-name="Text_20_body">
      <style:paragraph-properties fo:margin-left="0cm" fo:margin-right="0cm" fo:margin-top="0cm" fo:margin-bottom="0cm" loext:contextual-spacing="false" fo:text-align="justify" style:justify-single-word="false" fo:orphans="2" fo:widows="2" fo:text-indent="0cm" style:auto-text-indent="false" fo:padding="0cm" fo:border="none"/>
    </style:style>
    <style:style style:name="P5" style:family="paragraph" style:parent-style-name="Text_20_body">
      <style:paragraph-properties fo:margin-left="0cm" fo:margin-right="0cm" fo:margin-top="0cm" fo:margin-bottom="0cm" loext:contextual-spacing="false" fo:orphans="2" fo:widows="2" fo:text-indent="0cm" style:auto-text-indent="false" fo:padding="0cm" fo:border="none"/>
    </style:style>
    <style:style style:name="P6" style:family="paragraph" style:parent-style-name="Text_20_body">
      <style:paragraph-properties fo:margin-left="0cm" fo:margin-right="0cm" style:line-height-at-least="0.476cm" fo:text-indent="0cm" style:auto-text-indent="false"/>
    </style:style>
    <style:style style:name="P7" style:family="paragraph" style:parent-style-name="Heading_20_1">
      <style:text-properties fo:color="#000000" style:text-line-through-style="none" style:text-line-through-type="none" style:font-name="inherit" fo:font-size="27pt" style:text-underline-style="none" fo:font-weight="bold" style:text-blinking="false"/>
    </style:style>
    <style:style style:name="P8" style:family="paragraph" style:parent-style-name="Heading_20_2">
      <style:paragraph-properties fo:margin-left="0cm" fo:margin-right="0cm" fo:margin-top="0cm" fo:margin-bottom="0cm" loext:contextual-spacing="false" fo:orphans="2" fo:widows="2" fo:text-indent="0cm" style:auto-text-indent="false" fo:padding="0cm" fo:border="none"/>
      <style:text-properties fo:font-variant="normal" fo:text-transform="none" fo:color="#000000" style:font-name="Helvetica Neue" fo:font-size="11.25pt" fo:letter-spacing="normal" fo:font-style="normal" fo:font-weight="bold"/>
    </style:style>
    <style:style style:name="P9" style:family="paragraph" style:parent-style-name="Heading_20_2">
      <style:paragraph-properties fo:margin-left="0cm" fo:margin-right="0cm" fo:margin-top="0cm" fo:margin-bottom="0cm" loext:contextual-spacing="false" fo:text-align="justify" style:justify-single-word="false" fo:orphans="2" fo:widows="2" fo:text-indent="0cm" style:auto-text-indent="false" fo:padding="0cm" fo:border="none"/>
      <style:text-properties fo:font-variant="normal" fo:text-transform="none" fo:color="#000000" style:font-name="Helvetica Neue" fo:font-size="11.25pt" fo:letter-spacing="normal" fo:font-style="normal" fo:font-weight="bold"/>
    </style:style>
    <style:style style:name="P10" style:family="paragraph" style:parent-style-name="Heading_20_3">
      <style:paragraph-properties fo:margin-left="0cm" fo:margin-right="0cm" fo:margin-top="0cm" fo:margin-bottom="0cm" loext:contextual-spacing="false" fo:orphans="2" fo:widows="2" fo:text-indent="0cm" style:auto-text-indent="false" fo:padding="0cm" fo:border="none"/>
      <style:text-properties fo:text-transform="uppercase" fo:color="#373737" style:font-name="Helvetica Neue" fo:font-size="7.5pt" fo:font-style="normal" fo:font-weight="bold"/>
    </style:style>
    <style:style style:name="T1" style:family="text">
      <style:text-properties fo:font-weight="bold"/>
    </style:style>
    <style:style style:name="T2" style:family="text">
      <style:text-properties fo:color="#666666" style:font-name="inherit" fo:font-size="9pt" loext:padding="0cm" loext:border="none"/>
    </style:style>
    <style:style style:name="T3" style:family="text">
      <style:text-properties fo:color="#ed711e" style:text-line-through-style="none" style:text-line-through-type="none" style:font-name="inherit" fo:font-size="9pt" style:text-underline-style="none" fo:font-weight="bold" style:text-blinking="false" loext:padding="0cm" loext:border="none"/>
    </style:style>
    <style:style style:name="T4" style:family="text">
      <style:text-properties fo:color="#373737" style:font-name="inherit" fo:font-weight="normal" loext:padding="0cm" loext:border="none"/>
    </style:style>
    <style:style style:name="T5" style:family="text">
      <style:text-properties fo:font-variant="normal" fo:text-transform="none" fo:color="#373737" style:font-name="inherit" fo:font-size="11.25pt" fo:letter-spacing="normal" fo:font-style="normal" fo:font-weight="normal" loext:padding="0cm" loext:border="none"/>
    </style:style>
    <style:style style:name="T6" style:family="text">
      <style:text-properties fo:font-variant="normal" fo:text-transform="none" fo:color="#373737" style:font-name="inherit" fo:font-size="11.25pt" fo:letter-spacing="normal" fo:font-style="normal" fo:font-weight="bold" loext:padding="0cm" loext:border="none"/>
    </style:style>
    <style:style style:name="T7" style:family="text">
      <style:text-properties fo:font-variant="normal" fo:text-transform="none" fo:color="#373737" style:font-name="Helvetica Neue" fo:font-size="11.25pt" fo:letter-spacing="normal" fo:font-style="normal" fo:font-weight="normal"/>
    </style:style>
    <style:style style:name="T8" style:family="text">
      <style:text-properties fo:font-variant="normal" fo:text-transform="none" fo:color="#ed711e" style:text-line-through-style="none" style:text-line-through-type="none" style:font-name="inherit" fo:font-size="11.25pt" fo:letter-spacing="normal" fo:font-style="normal" style:text-underline-style="none" fo:font-weight="normal" style:text-blinking="false" loext:padding="0cm" loext:border="none"/>
    </style:style>
    <text:list-style style:name="L1">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7" text:outline-level="1">Végétarien, Végétalien, Végan : quelle différence ?</text:h>
      <text:p text:style-name="P6"><text:span text:style-name="T2">Publié le  par </text:span><text:a xlink:type="simple" xlink:href="http://blog.biocoupons.fr/author/candice/" text:style-name="Internet_20_link" text:visited-style-name="Visited_20_Internet_20_Link"><text:span text:style-name="T3">candice</text:span></text:a></text:p>
      <text:p text:style-name="P1"><text:span text:style-name="T1">Végétarien, végétalien, végan</text:span>… Connaissez-vous la différence entre ces trois <text:span text:style-name="T1">régimes sans viande</text:span> ?</text:p>
      <text:p text:style-name="P4"><text:span text:style-name="T5">Que ce soit pour </text:span><text:a xlink:type="simple" xlink:href="http://blog.biocoupons.fr/gestes-eco-citoyens/" text:style-name="Internet_20_link" text:visited-style-name="Visited_20_Internet_20_Link"><text:span text:style-name="T8">réduire l’impact sur l’environnement</text:span></text:a><text:span text:style-name="T5">, pour éviter les problèmes de santé ou par compassion pour l’animal, nous aurions tous mille et une raisons d’arrêter de consommer de la viande.</text:span></text:p>
      <text:p text:style-name="P4"><text:span text:style-name="T5">De plus en plus de personnes ont le courage de prendre cette décision audacieuse pour honorer leurs principes moraux. De l’exclusion de la chair animale jusqu’au rejet total de tous produits issus de l’exploitation des animaux, </text:span><text:a xlink:type="simple" xlink:href="http://www.biocoupons.fr/" text:style-name="Internet_20_link" text:visited-style-name="Visited_20_Internet_20_Link"><text:span text:style-name="T8">Bio coupons</text:span></text:a><text:span text:style-name="T5"> vous explique les </text:span><text:span text:style-name="T6">différences </text:span><text:span text:style-name="T5">entre </text:span><text:span text:style-name="T6">végétarien</text:span><text:span text:style-name="T5">, </text:span><text:span text:style-name="T6">végétalien</text:span><text:span text:style-name="T5"> et </text:span><text:span text:style-name="T6">végan</text:span><text:span text:style-name="T5">.</text:span></text:p>
      <text:p text:style-name="P4"><text:span text:style-name="T5"/></text:p>
      <text:h text:style-name="P9" text:outline-level="2"><text:span text:style-name="T4">Différence ente végétarien, végétalien, végan</text:span></text:h>
      <text:h text:style-name="P8" text:outline-level="2">Le végétarien</text:h>
      <text:p text:style-name="P3">Le <text:span text:style-name="T1">végétarien </text:span>est une personne adepte d’un régime alimentaire excluant la chair animale. Le <text:span text:style-name="T1">végétarien</text:span> ne mange ni viande rouge, ni viande blanche, ni poisson, ni crustacé, ni mollusque. Il s’autorise toutefois les produits d’origine animale tels que les oeufs et les produits laitiers.</text:p>
      <text:h text:style-name="P10" text:outline-level="3">QUELQUES DIFFÉRENCES ENTRE LES VÉGÉTARIENS</text:h>
      <text:p text:style-name="P3">On note quelques <text:span text:style-name="T1">différences</text:span> au sein du <text:span text:style-name="T1">régime végétarien </text:span> :</text:p>
      <text:list xml:id="list3497863732" text:style-name="L1">
        <text:list-item>
          <text:p text:style-name="P2">Le <text:span text:style-name="T1">semi-végétarien</text:span> exclut la viande mais s’autorise le poisson, les fruits de mer, voire même de la volaille.</text:p>
        </text:list-item>
        <text:list-item>
          <text:p text:style-name="P2">Le <text:span text:style-name="T1">lacto-ovo-végétarien </text:span>consomme des produits d’origine animale comme les oeufs ou le lait.</text:p>
        </text:list-item>
        <text:list-item>
          <text:p text:style-name="P2">Le <text:span text:style-name="T1">lacto-végétarien </text:span>consomme des produits laitiers mais pas d’œufs.</text:p>
        </text:list-item>
      </text:list>
      <text:h text:style-name="P8" text:outline-level="2">Le végétalien</text:h>
      <text:p text:style-name="P3">Le <text:span text:style-name="T1">végétalien</text:span> est une personne adepte du <text:span text:style-name="T1">végétalisme </text:span>(également appelé «  <text:span text:style-name="T1">végétarisme strict </text:span> »). Ce régime alimentaire exclut toute chair animale mais aussi tous les produits d’origine animale. Le <text:span text:style-name="T1">végétalien</text:span> ne mange ni viande, ni poisson, ni crustacé, ni mollusque, ni lait, ni fromage, ni oeuf… Son régime est constitué à partir des aliments issus du monde végétal.</text:p>
      <text:h text:style-name="P8" text:outline-level="2">Le végan </text:h>
      <text:p text:style-name="P3">Contrairement aux <text:span text:style-name="T1">végétariens </text:span>et aux <text:span text:style-name="T1">végétaliens</text:span>, les <text:span text:style-name="T1">végans</text:span> ne sont pas simplement adeptes d’un régime. Ils ont opté pour un véritable mode de vie. De part leurs convictions profondes, ils rejettent tous produits issus de l’exploitation animale. Tout comme les <text:span text:style-name="T1">végétaliens</text:span>, ils ne mangent ni viande, ni aucun produit d’origine animale. Mais il n’est pas question pour eux non plus de porter ou d’utiliser un produit ayant porté atteinte à la cause animale. Les <text:span text:style-name="T1">végans</text:span> ne portent ni cuir, ni laine, ils n’utilisent pas de cosmétiques  ou de produits testés sur les animaux…</text:p>
      <text:p text:style-name="P5"><text:span text:style-name="T7">Retrouvez les bons de réduction bio sur le site « </text:span><text:a xlink:type="simple" xlink:href="http://biocoupons.fr/" text:style-name="Internet_20_link" text:visited-style-name="Visited_20_Internet_20_Link"><text:span text:style-name="T8">Biocoupons.fr</text:span></text:a><text:span text:style-name="T7"> »  et tous nos bons plans bio sur la « </text:span><text:a xlink:type="simple" xlink:href="https://www.facebook.com/BioCoupons" text:style-name="Internet_20_link" text:visited-style-name="Visited_20_Internet_20_Link"><text:span text:style-name="T8">Page Facebook Bio coupons</text:span></text:a><text:span text:style-name="T7"> ».</text:span></text:p>
      <text:p text:style-name="P4"><text:span text:style-name="T5"/></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Helvetica Neue" svg:font-family="'Helvetica Neue', Helvetica, Arial, sans-serif"/>
    <style:font-face style:name="Lohit Devanagari1" svg:font-family="'Lohit Devanagari'"/>
    <style:font-face style:name="inherit" svg:font-family="inherit"/>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Regular" style:font-family-asian="'Noto Sans CJK SC Regular'"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ans CJK SC Regular" style:font-family-asian="'Noto Sans CJK SC Regular'"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ans CJK SC Regular" style:font-family-asian="'Noto Sans CJK SC Regular'"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3-09T18:40:48.704081495</meta:creation-date>
    <dc:date>2019-03-09T18:42:47.481871809</dc:date>
    <meta:editing-duration>PT2M3S</meta:editing-duration>
    <meta:editing-cycles>1</meta:editing-cycles>
    <meta:generator>LibreOffice/6.0.7.3$Linux_X86_64 LibreOffice_project/00m0$Build-3</meta:generator>
    <meta:document-statistic meta:table-count="0" meta:image-count="0" meta:object-count="0" meta:page-count="1" meta:paragraph-count="18" meta:word-count="393" meta:character-count="2487" meta:non-whitespace-character-count="2108"/>
  </office:meta>
</office:document-meta>
</file>